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07864CE2A91.png" manifest:media-type="image/png"/>
  <manifest:file-entry manifest:full-path="Pictures/10000000000003E800000078628EAF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19.001cm" table:align="margins"/>
    </style:style>
    <style:style style:name="Table1.A" style:family="table-column">
      <style:table-column-properties style:column-width="5.9cm" style:rel-column-width="20350*"/>
    </style:style>
    <style:style style:name="Table1.B" style:family="table-column">
      <style:table-column-properties style:column-width="13.1cm" style:rel-column-width="451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fo:font-size="8pt" style:font-size-asian="8pt" style:font-size-complex="8pt"/>
    </style:style>
    <style:style style:name="P2" style:family="paragraph" style:parent-style-name="Standard">
      <style:text-properties style:font-name="Bitstream Vera Sans" fo:font-size="20pt" fo:font-weight="bold" style:font-size-asian="20pt" style:font-weight-asian="bold" style:font-size-complex="20pt" style:font-weight-complex="bold"/>
    </style:style>
    <style:style style:name="P3" style:family="paragraph" style:parent-style-name="Footer">
      <style:text-properties fo:color="#808080" fo:font-size="8pt" style:font-size-asian="8pt" style:font-size-complex="8pt"/>
    </style:style>
    <style:style style:name="P4" style:family="paragraph" style:parent-style-name="Standard">
      <style:paragraph-properties fo:break-before="page"/>
    </style:style>
    <style:style style:name="P5" style:family="paragraph" style:parent-style-name="Text_20_Body_20_Level_20_2">
      <style:paragraph-properties fo:margin-left="0cm" fo:margin-right="0cm" fo:text-indent="0cm" style:auto-text-indent="false"/>
    </style:style>
    <style:style style:name="P6" style:family="paragraph" style:parent-style-name="Text_20_Body_20_Level_20_2">
      <style:paragraph-properties fo:margin-left="0cm" fo:margin-right="0cm" fo:text-indent="0cm" style:auto-text-indent="false"/>
      <style:text-properties fo:font-weight="bold" style:font-weight-asian="bold" style:font-weight-complex="bold"/>
    </style:style>
    <style:style style:name="P7" style:family="paragraph" style:parent-style-name="Text_20_Body_20_Level_20_2">
      <style:paragraph-properties fo:margin-left="0cm" fo:margin-right="0cm" fo:text-indent="0cm" style:auto-text-indent="false"/>
      <style:text-properties fo:font-style="italic" style:font-style-asian="italic" style:font-style-complex="italic"/>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Text_20_body">
      <style:paragraph-properties fo:margin-left="0cm" fo:margin-right="0cm" fo:text-indent="0cm" style:auto-text-indent="false"/>
      <style:text-properties fo:font-style="normal" style:font-style-asian="normal" style:font-style-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background-color="transparent"/>
    </style:style>
    <style:style style:name="P16" style:family="paragraph" style:parent-style-name="Text_20_Body_20_Level_20_2">
      <style:text-properties fo:font-weight="normal" style:font-weight-asian="normal" style:font-weight-complex="normal"/>
    </style:style>
    <style:style style:name="P17" style:family="paragraph" style:parent-style-name="Text_20_Body_20_Level_20_2">
      <style:text-properties fo:font-style="italic" style:font-style-asian="italic" style:font-style-complex="italic"/>
    </style:style>
    <style:style style:name="P18" style:family="paragraph" style:parent-style-name="Text_20_Body_20_Level_20_2">
      <style:text-properties fo:font-style="italic" fo:font-weight="bold" style:font-style-asian="italic" style:font-weight-asian="bold" style:font-style-complex="italic" style:font-weight-complex="bold"/>
    </style:style>
    <style:style style:name="P19" style:family="paragraph" style:parent-style-name="Text_20_Body_20_Level_20_2">
      <style:text-properties fo:font-style="normal" style:font-style-asian="normal" style:font-style-complex="normal"/>
    </style:style>
    <style:style style:name="P20" style:family="paragraph" style:parent-style-name="Table_20_Contents">
      <style:text-properties fo:font-weight="bold" style:font-weight-asian="bold" style:font-weight-complex="bold"/>
    </style:style>
    <style:style style:name="P21" style:family="paragraph" style:parent-style-name="Text_20_Body_20_Level_20_2">
      <style:paragraph-properties fo:margin-left="2.501cm" fo:margin-right="0cm" fo:text-indent="-0.635cm" style:auto-text-indent="false"/>
    </style:style>
    <style:style style:name="P22" style:family="paragraph" style:parent-style-name="Text_20_Body_20_Level_20_2">
      <style:paragraph-properties fo:margin-left="1.251cm" fo:margin-right="0cm" fo:text-indent="0cm" style:auto-text-indent="fals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Text_20_Body_20_Level_20_2" style:list-style-name="L6"/>
    <style:style style:name="P27" style:family="paragraph" style:parent-style-name="Text_20_Body_20_Level_20_2" style:list-style-name="L7"/>
    <style:style style:name="P28" style:family="paragraph" style:parent-style-name="Text_20_Body_20_Level_20_2" style:list-style-name="L8"/>
    <style:style style:name="P29" style:family="paragraph" style:parent-style-name="Text_20_Body_20_Level_20_2">
      <style:text-properties fo:font-style="normal" style:font-style-asian="normal" style:font-style-complex="normal"/>
    </style:style>
    <style:style style:name="P30" style:family="paragraph" style:parent-style-name="Text_20_Body_20_Level_20_2" style:list-style-name="L9">
      <style:paragraph-properties fo:margin-left="-1.251cm" fo:margin-right="0cm" fo:text-indent="0cm" style:auto-text-indent="false"/>
    </style:style>
    <style:style style:name="P31" style:family="paragraph" style:parent-style-name="Text_20_Body_20_Level_20_2" style:list-style-name="L12">
      <style:paragraph-properties fo:margin-left="2.501cm" fo:margin-right="0cm" fo:text-indent="-0.635cm" style:auto-text-indent="false"/>
    </style:style>
    <style:style style:name="P32" style:family="paragraph" style:parent-style-name="Text_20_Body_20_Level_20_2" style:list-style-name="L13">
      <style:paragraph-properties fo:margin-left="2.501cm" fo:margin-right="0cm" fo:text-indent="-0.635cm" style:auto-text-indent="false"/>
    </style:style>
    <style:style style:name="P33" style:family="paragraph" style:parent-style-name="Heading_20_1">
      <style:text-properties fo:font-weight="bold" style:font-weight-asian="bold" style:font-weight-complex="bold"/>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1">
      <style:text-properties fo:font-style="normal" style:font-style-asian="normal" style:font-style-complex="normal"/>
    </style:style>
    <style:style style:name="P40" style:family="paragraph" style:parent-style-name="Standard" style:master-page-name="First_20_Page">
      <style:paragraph-properties style:page-number="auto"/>
    </style:style>
    <style:style style:name="P41" style:family="paragraph" style:parent-style-name="Standard">
      <style:text-properties fo:font-style="italic" style:font-style-asian="italic" style:font-style-complex="italic"/>
    </style:style>
    <style:style style:name="P42" style:family="paragraph" style:parent-style-name="Standard" style:list-style-name="L1">
      <style:paragraph-properties fo:margin-left="0cm" fo:margin-right="0cm" fo:text-indent="0cm" style:auto-text-indent="false"/>
      <style:text-properties fo:font-weight="normal" style:font-weight-asian="normal" style:font-weight-complex="normal"/>
    </style:style>
    <style:style style:name="P4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x="-1cm" svg:y="-1.499cm" svg:width="21.001cm" svg:height="2.519cm" draw:z-index="25"><draw:image xlink:href="Pictures/10000000000003E800000078628EAFA9.png" xlink:type="simple" xlink:show="embed" xlink:actuate="onLoad"/></draw:frame></text:p>
      <text:p text:style-name="P2"><text:title>ABS Manual Installation Guide</text:title></text:p>
      <text:p text:style-name="Standard"/>
      <text:p text:style-name="Standard"><text:description>This document includes all the information required to install, upgrade and configure the Amberdms Billing System manually on non-offically supported platforms.

If you are a user of RHEL, CentOS, Debian or Ubuntu, you should instead refer to our supported platforms installation guide since the install path is considerably easier.</text:description></text:p>
      <text:p text:style-name="Standard"/>
      <text:p text:style-name="Standard"><draw:custom-shape text:anchor-type="paragraph" draw:z-index="24" draw:style-name="gr2" svg:width="19.278cm" svg:height="2.594cm" svg:x="-0.185cm" svg:y="0.238cm"><text:p/><draw:enhanced-geometry svg:viewBox="0 0 21600 21600" draw:type="rectangle" draw:enhanced-path="M 0 0 L 21600 0 21600 21600 0 21600 0 0 Z N"/></draw:custom-shape></text:p>
      <text:p text:style-name="Standard">Copyright <text:date style:data-style-name="N110" text:date-value="2013-06-10T00:22:47">2013</text:date> Amberdms Ltd</text:p>
      <text:p text:style-name="Standard"/>
      <text:p text:style-name="P41">This document is licensed under the GNU AGPL software license as per the Amberdms Billing System application.</text:p>
      <text:p text:style-name="Standard"/>
      <text:p text:style-name="Standard"><draw:frame draw:style-name="fr2" draw:name="graphics3" text:anchor-type="paragraph" svg:x="-1cm" svg:y="20.219cm" svg:width="21.001cm" svg:height="2.519cm" draw:z-index="26"><draw:image xlink:href="Pictures/10000201000003E80000007864CE2A91.png" xlink:type="simple" xlink:show="embed" xlink:actuate="onLoad"/></draw:frame></text:p>
      <text:p text:style-name="Standard"/>
      <text:p text:style-name="Standard"/>
      <text:p text:style-name="Standard"/>
      <text:p text:style-name="Standard">Version <text:date style:data-style-name="N76" text:date-value="2013-06-10T00:22:47">10 June 2013</text:dat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3</text:p>
          <text:p text:style-name="P23"><text:s/>2. Application Requirements<text:tab/>4</text:p>
          <text:p text:style-name="P25"><text:s/>2.1. Operating System<text:tab/>4</text:p>
          <text:p text:style-name="P25"><text:s/>2.2. OS Security Features<text:tab/>4</text:p>
          <text:p text:style-name="P25"><text:s/>2.3. PHP Versions<text:tab/>4</text:p>
          <text:p text:style-name="P24"><text:s/>2.3.1. Older than 4.3.0<text:tab/>4</text:p>
          <text:p text:style-name="P24"><text:s/>2.3.2. PHP version &gt; 4.3.0<text:tab/>5</text:p>
          <text:p text:style-name="P24"><text:s/>2.3.3. PHP version 5.0.0 -&gt; 5.2.0<text:tab/>5</text:p>
          <text:p text:style-name="P24"><text:s/>2.3.4. PHP version 5.2.0+<text:tab/>5</text:p>
          <text:p text:style-name="P25"><text:s/>2.4. PHP Modules<text:tab/>5</text:p>
          <text:p text:style-name="P24"><text:s/>2.4.1. Required Modules<text:tab/>5</text:p>
          <text:p text:style-name="P24"><text:s/>2.4.2. Optional Modules<text:tab/>5</text:p>
          <text:p text:style-name="P25"><text:s/>2.5. Additional Requirements<text:tab/>5</text:p>
          <text:p text:style-name="P24"><text:s/>2.5.1. MySQL Server<text:tab/>5</text:p>
          <text:p text:style-name="P24"><text:s/>2.5.2. PDFLatex (optional)<text:tab/>6</text:p>
          <text:p text:style-name="P23"><text:s/>3. Important Notices<text:tab/>7</text:p>
          <text:p text:style-name="P25"><text:s/>3.1. Avoid Shared Hosting<text:tab/>7</text:p>
          <text:p text:style-name="P25"><text:s/>3.2. Phone Home Disclaimer<text:tab/>7</text:p>
          <text:p text:style-name="P23"><text:s/>4. Installation Instructions<text:tab/>8</text:p>
          <text:p text:style-name="P25"><text:s/>4.1. Download Tarball<text:tab/>8</text:p>
          <text:p text:style-name="P25"><text:s/>4.2. Application Installation<text:tab/>8</text:p>
          <text:p text:style-name="P25"><text:s/>4.3. Database Installation<text:tab/>9</text:p>
          <text:p text:style-name="P24"><text:s/>4.3.1. Automated Utility<text:tab/>9</text:p>
          <text:p text:style-name="P24"><text:s/>4.3.2. Manual Installation<text:tab/>9</text:p>
          <text:p text:style-name="P25"><text:s/>4.4. Apache Configuration<text:tab/>10</text:p>
          <text:p text:style-name="P25"><text:s/>4.5. SELinux (optional)<text:tab/>10</text:p>
          <text:p text:style-name="P24"><text:s/>4.5.1. Disabling SELinux<text:tab/>10</text:p>
          <text:p text:style-name="P24"><text:s/>4.5.2. Writing SELinux Policies<text:tab/>10</text:p>
          <text:p text:style-name="P25"><text:s/>4.6. Access the Billing System<text:tab/>10</text:p>
          <text:p text:style-name="P23"><text:s/>5. Upgrade Instructions<text:tab/>12</text:p>
          <text:p text:style-name="P25"><text:s/>5.1. Backing up the database<text:tab/>12</text:p>
          <text:p text:style-name="P25"><text:s/>5.2. Upgrading the applications<text:tab/>12</text:p>
          <text:p text:style-name="P25"><text:s/>5.3. Upgrading the database<text:tab/>13</text:p>
        </text:index-body>
      </text:table-of-content>
      <text:p text:style-name="Standard"/>
      <text:p text:style-name="Standard"/>
      <text:p text:style-name="Standard"/>
      <text:p text:style-name="Standard"/>
      <text:h text:style-name="Heading_20_1" text:outline-level="1" text:restart-numbering="true" text:start-value="1">Introduction</text:h>
      <text:p text:style-name="Text_20_body">The Amberdms Billing System is a powerful, user friendly, open-source billing system designed for small and medium businesses and is fully open source under the GNU AGPL software license.</text:p>
      <text:p text:style-name="Text_20_body"/>
      <text:p text:style-name="P14">This guide details the steps to install the Amberdms Billing System onto your own servers when running a non-supported operating system.</text:p>
      <text:p text:style-name="P14"/>
      <text:p text:style-name="Text_20_body">Amberdms provides official support for a number of distributions, if you are running any of them, please read the ABS Supported OS Install Guide documentation instead:</text:p>
      <text:p text:style-name="Text_20_body"/>
      <text:list xml:id="list20744708701" text:style-name="L1">
        <text:list-item>
          <text:p text:style-name="P42">RHEL version 5 and 6</text:p>
        </text:list-item>
        <text:list-item>
          <text:p text:style-name="P42">CentOS versions 5 and 6</text:p>
        </text:list-item>
        <text:list-item>
          <text:p text:style-name="P42">Debian Stable 7.0 (Wheezy)</text:p>
        </text:list-item>
        <text:list-item>
          <text:p text:style-name="P42">Ubuntu 12.04 LTS (Precise)</text:p>
        </text:list-item>
      </text:list>
      <text:p text:style-name="P10"/>
      <text:p text:style-name="P10"/>
      <text:p text:style-name="P10">If your platform is not listed above then you are running on an unsupported platform and this is the correct document for you.</text:p>
      <text:p text:style-name="P10"/>
      <text:p text:style-name="P10">Note that whilst anything not listed above is an “unsupported” platform, this simply means that Amberdms won't provide support for issues experienced on these platforms, however in typical operation, ABS will work fine on most Linux and unix-like <text:s/>operating systems.</text:p>
      <text:p text:style-name="P8"/>
      <text:p text:style-name="Text_20_body">If you are looking for user documentation or developer information, check out the full list of manuals online at:</text:p>
      <text:p text:style-name="Text_20_body"><text:a xlink:type="simple" xlink:href="http://www.amberdms.com/?cms=opensource_billing_download">http://www.amberdms.com/?cms=opensource_billing_download</text:a></text:p>
      <text:p text:style-name="Text_20_body"/>
      <text:p text:style-name="P14"/>
      <text:p text:style-name="Text_20_body"/>
      <text:p text:style-name="Text_20_body"/>
      <text:h text:style-name="Heading_20_1" text:outline-level="1">Application Requirements</text:h>
      <text:p text:style-name="P9">The Amberdms Billing System is a large application with many features. The information in this section of the document details all the components that it requires.</text:p>
      <text:p text:style-name="P9"/>
      <text:h text:style-name="Heading_20_2" text:outline-level="2">Operating System</text:h>
      <text:p text:style-name="Text_20_body">The Amberdms Billing System has been reported by users to work on:</text:p>
      <text:list xml:id="list2131528471" text:style-name="L2">
        <text:list-item>
          <text:p text:style-name="P34">Debian</text:p>
        </text:list-item>
        <text:list-item>
          <text:p text:style-name="P34">Ubuntu</text:p>
        </text:list-item>
        <text:list-item>
          <text:p text:style-name="P34">MacOS Leopard</text:p>
        </text:list-item>
      </text:list>
      <text:p text:style-name="Text_20_body"/>
      <text:p text:style-name="Text_20_body">With the right package installs, it should also work on:</text:p>
      <text:list xml:id="list17173167481" text:style-name="L3">
        <text:list-item>
          <text:p text:style-name="P35">Solaris/OpenSolaris</text:p>
        </text:list-item>
        <text:list-item>
          <text:p text:style-name="P35">FreeBSD/OpenBSD/NetBSD</text:p>
        </text:list-item>
        <text:list-item>
          <text:p text:style-name="P35">Any other reasonably standard Linux distribution.</text:p>
        </text:list-item>
      </text:list>
      <text:p text:style-name="Text_20_body"/>
      <text:p text:style-name="Text_20_body">It is unlikely that it will operate correct on:</text:p>
      <text:list xml:id="list2013944830" text:style-name="L4">
        <text:list-item>
          <text:p text:style-name="P36">Microsoft Windows – The base of the application should work, but features such as emails or PDF generate are likely to fail due to dependence on nix-style filesystem structures and applications.</text:p>
        </text:list-item>
      </text:list>
      <text:p text:style-name="Text_20_body"/>
      <text:p text:style-name="Text_20_body">If you wish to gain official support for a particular operating system/distribution, Amberdms is always interested in performing funded development or accepting contributions – email <text:a xlink:type="simple" xlink:href="mailto:support@amberdms.com">support@amberdms.com</text:a> if you are interested to discuss further.</text:p>
      <text:p text:style-name="Text_20_body"/>
      <text:p text:style-name="Text_20_body"/>
      <text:h text:style-name="Heading_20_2" text:outline-level="2">OS Security Features</text:h>
      <text:p text:style-name="Text_20_body">Some operating systems such as Linux now include security features such as SELinux, SMACK or AppArmor. These features can often interfere with the Amberdms Billing System, since ABS requires access to feature normally forbidden such as GNU tar, pdflatex and others.</text:p>
      <text:p text:style-name="Text_20_body"/>
      <text:p text:style-name="Text_20_body">In particular, the two most common features that get blocked by OS security features are:</text:p>
      <text:p text:style-name="Text_20_body"/>
      <text:list xml:id="list374782232" text:style-name="L5">
        <text:list-item>
          <text:p text:style-name="P37">Execute GNU tar</text:p>
        </text:list-item>
        <text:list-item>
          <text:p text:style-name="P37">Execute PDFLatex/TeTex/Texlive – this can be complex, since it also needs permission to all the fonts for Tex.</text:p>
        </text:list-item>
      </text:list>
      <text:p text:style-name="Text_20_body"/>
      <text:p text:style-name="P15">This document includes information on how to adjust the policies or disable SELinux, however users of other security features will either need to learn how to adjust their policies or disable them.</text:p>
      <text:p text:style-name="P15"/>
      <text:p text:style-name="Text_20_body"/>
      <text:h text:style-name="Heading_20_2" text:outline-level="2">PHP Versions</text:h>
      <text:p text:style-name="Text_20_body">Amberdms recommends running this application with PHP versions 5.2.0 and higher in order to receive the full feature set of the application. It is possible to run this product with older PHP releases, but some features will not be available.</text:p>
      <text:p text:style-name="Text_20_body"/>
      <text:p text:style-name="Text_20_body">We have a list of PHP versions below and what is supported with each specific release:</text:p>
      <text:p text:style-name="Text_20_body"/>
      <text:p text:style-name="P5"><text:s/></text:p>
      <text:h text:style-name="Heading_20_3" text:outline-level="3">Older than 4.3.0</text:h>
      <text:p text:style-name="Text_20_Body_20_Level_20_2">There is no support for versions of PHP older than 4.3.0. If you do use it with an older release, the majority may work OK, but you could experience unexpected and undesirable behaviour.</text:p>
      <text:p text:style-name="Text_20_Body_20_Level_20_2"/>
      <text:h text:style-name="Heading_20_3" text:outline-level="3"><text:soft-page-break/>PHP version &gt; 4.3.0</text:h>
      <text:p text:style-name="Text_20_Body_20_Level_20_2">Under PHP 4 all features except the following are supported:</text:p>
      <text:p text:style-name="Text_20_Body_20_Level_20_2"/>
      <text:list xml:id="list622597988" text:style-name="L6">
        <text:list-item>
          <text:p text:style-name="P26">User-specific timezones are not supported. All users are limited to using the default server timezone.</text:p>
          <text:p text:style-name="P26"/>
        </text:list-item>
        <text:list-item>
          <text:p text:style-name="P26">The SOAP API is not supported.</text:p>
        </text:list-item>
      </text:list>
      <text:p text:style-name="Text_20_Body_20_Level_20_2"/>
      <text:h text:style-name="Heading_20_3" text:outline-level="3">PHP version 5.0.0 -&gt; 5.2.0</text:h>
      <text:p text:style-name="Text_20_Body_20_Level_20_2">Under PHP 5 up till 5.2.0, all the features except the following are supported:</text:p>
      <text:p text:style-name="Text_20_Body_20_Level_20_2"/>
      <text:list xml:id="list1621237795" text:continue-list="list622597988" text:style-name="L6">
        <text:list-item text:start-value="1">
          <text:p text:style-name="P26">User-specific timezones are not supported. All users are limited to using the default server timezone.</text:p>
        </text:list-item>
      </text:list>
      <text:p text:style-name="Text_20_Body_20_Level_20_2"/>
      <text:h text:style-name="Heading_20_3" text:outline-level="3">PHP version 5.2.0+</text:h>
      <text:p text:style-name="Text_20_Body_20_Level_20_2">Under PHP 5.2.0 and above, all feature of the Amberdms Billing System are fully supported.</text:p>
      <text:p text:style-name="Text_20_Body_20_Level_20_2"/>
      <text:p text:style-name="P16"/>
      <text:p text:style-name="Text_20_body"/>
      <text:h text:style-name="Heading_20_2" text:outline-level="2">PHP Modules</text:h>
      <text:p text:style-name="Text_20_body"/>
      <text:h text:style-name="Heading_20_3" text:outline-level="3">Required Modules</text:h>
      <text:p text:style-name="Text_20_Body_20_Level_20_2">PHP is a very modular platform and often distributions split it up into multiple packages. The Amberdms Billing System requires the following components as well as the core of PHP itself:</text:p>
      <text:p text:style-name="Text_20_Body_20_Level_20_2"/>
      <text:list xml:id="list2103107409" text:style-name="L7">
        <text:list-item>
          <text:p text:style-name="P27">php-curl</text:p>
        </text:list-item>
        <text:list-item>
          <text:p text:style-name="P27">php-mysql</text:p>
        </text:list-item>
        <text:list-item>
          <text:p text:style-name="P27">php-pear</text:p>
        </text:list-item>
      </text:list>
      <text:p text:style-name="Text_20_Body_20_Level_20_2"/>
      <text:p text:style-name="Text_20_Body_20_Level_20_2">If you install PHP yourself from source, make sure you have used the appropriate configure options to include these modules when building.</text:p>
      <text:p text:style-name="P5"/>
      <text:h text:style-name="Heading_20_3" text:outline-level="3">Optional Modules</text:h>
      <text:p text:style-name="Text_20_Body_20_Level_20_2">Optional modules are needed to enable specific features, however the base application will operate without them.</text:p>
      <text:p text:style-name="Text_20_Body_20_Level_20_2"/>
      <text:p text:style-name="Text_20_Body_20_Level_20_2">The following modules are required for PHP to allow generation of emails by the Amberdms Billing System:</text:p>
      <text:list xml:id="list1659615867" text:style-name="L8">
        <text:list-item>
          <text:p text:style-name="P28">PHP Mail Module</text:p>
        </text:list-item>
        <text:list-item>
          <text:p text:style-name="P28">PHP Mail:Mime Module</text:p>
        </text:list-item>
      </text:list>
      <text:p text:style-name="Text_20_Body_20_Level_20_2"/>
      <text:p text:style-name="Text_20_Body_20_Level_20_2">Both of these modules can be downloaded by pear or they may be already included in your distributions repository.</text:p>
      <text:p text:style-name="Text_20_Body_20_Level_20_2"/>
      <text:p text:style-name="Text_20_body"/>
      <text:h text:style-name="Heading_20_2" text:outline-level="2">Additional Requirements</text:h>
      <text:p text:style-name="P12">The following other applications are required:</text:p>
      <text:p text:style-name="P12"/>
      <text:h text:style-name="Heading_20_3" text:outline-level="3">MySQL Server</text:h>
      <text:p text:style-name="Text_20_Body_20_Level_20_2">The Amberdms Billing System required MySQL server version 4 or above with InnoDB support enabled.</text:p>
      <text:p text:style-name="Text_20_Body_20_Level_20_2"/>
      <text:h text:style-name="Heading_20_3" text:outline-level="3"><text:soft-page-break/>PDFLatex (optional)</text:h>
      <text:p text:style-name="Text_20_Body_20_Level_20_2">In order to be able to generate PDF versions of invoices and reports, <text:span text:style-name="T1">pdflatex</text:span> must be installed along with it's font packages. It is possible to run the Amberdms Billing System without this program, but PDF generation will not work.</text:p>
      <text:p text:style-name="Text_20_Body_20_Level_20_2"/>
      <text:p text:style-name="Text_20_Body_20_Level_20_2">Depending on the distribution you are using, you can find pdflatex in the older <text:span text:style-name="T1">tetex</text:span> packages or it's successor, <text:span text:style-name="T1">texlive</text:span><text:span text:style-name="T2">.</text:span></text:p>
      <text:p text:style-name="P19"/>
      <text:p text:style-name="Text_20_Body_20_Level_20_2"><text:span text:style-name="T2">Debian users will need to install </text:span><text:span text:style-name="T1">texlive-latex-recommended</text:span><text:span text:style-name="T2"> and </text:span><text:span text:style-name="T1">texlive-latex-base</text:span><text:span text:style-name="T2"> packages.</text:span></text:p>
      <text:p text:style-name="P19"/>
      <text:p text:style-name="Text_20_Body_20_Level_20_2"/>
      <text:p text:style-name="Text_20_body"/>
      <text:p text:style-name="Text_20_Body_20_Level_20_2"/>
      <text:h text:style-name="Heading_20_1" text:outline-level="1">Important Notices</text:h>
      <text:p text:style-name="Text_20_body"/>
      <text:h text:style-name="Heading_20_2" text:outline-level="2">Avoid Shared Hosting</text:h>
      <text:p text:style-name="Text_20_body">The install instructions in this document are designed for users running their own servers or virtual machines and assumes root access to the system with privileges to install packages as desired as well as security policies.</text:p>
      <text:p text:style-name="Text_20_body"/>
      <text:p text:style-name="Text_20_body">Amberdms does not recommend or support installing on “Shared Hosting” providers, these providers often have restricted PHP's features and prevent installation of components such as pdflatex or SELinux policies causing undesirable and broken application behaviour.</text:p>
      <text:p text:style-name="Text_20_body"/>
      <text:p text:style-name="Text_20_body">If you wish to avoid the cost of a virtual machine or dedicated server, consider signing up for Amberdms's hosted platform instead, this will provide a low cost and reliable, managed platform. For more details, please visit <text:a xlink:type="simple" xlink:href="http://www.amberdms.com/billing">www.amberdms.com/billing</text:a> or email <text:a xlink:type="simple" xlink:href="mailto:sales@amberdms.com">sales@amberdms.com</text:a></text:p>
      <text:p text:style-name="Text_20_body"/>
      <text:p text:style-name="Text_20_body"/>
      <text:h text:style-name="Heading_20_2" text:outline-level="2">Phone Home Disclaimer</text:h>
      <text:p text:style-name="P5">Before installing, please be aware that the Amberdms Billing System includes a phone home feature, used to send back a few details to Amberdms so that we can better work out the needs and requirements of our user base.</text:p>
      <text:p text:style-name="P5"/>
      <text:p text:style-name="P5">This information is anonymous and is only used so that we can provide better services and make better development decisions to meet the needs of our user base.</text:p>
      <text:p text:style-name="P5"/>
      <text:p text:style-name="P5"/>
      <text:p text:style-name="P5">We believe in openness and privacy, so below is a list of all the information that gets sent to Amberdms:</text:p>
      <text:p text:style-name="P5"/>
      <table:table table:name="Table1" table:style-name="Table1">
        <table:table-column table:style-name="Table1.A"/>
        <table:table-column table:style-name="Table1.B"/>
        <table:table-row>
          <table:table-cell table:style-name="Table1.A1" office:value-type="string">
            <text:p text:style-name="P20">Information Sent</text:p>
          </table:table-cell>
          <table:table-cell table:style-name="Table1.B1" office:value-type="string">
            <text:p text:style-name="P20">What we use it for</text:p>
          </table:table-cell>
        </table:table-row>
        <table:table-row>
          <table:table-cell table:style-name="Table1.A2" office:value-type="string">
            <text:list xml:id="list633639859" text:style-name="L9">
              <text:list-header>
                <text:p text:style-name="P30">Amberdms Billing System version</text:p>
              </text:list-header>
            </text:list>
          </table:table-cell>
          <table:table-cell table:style-name="Table1.B2" office:value-type="string">
            <text:p text:style-name="Table_20_Contents">To see how quickly users update and if older versions remain in use for significant time.</text:p>
          </table:table-cell>
        </table:table-row>
        <table:table-row>
          <table:table-cell table:style-name="Table1.A2" office:value-type="string">
            <text:p text:style-name="P5">OS and webserver version.</text:p>
          </table:table-cell>
          <table:table-cell table:style-name="Table1.B2" office:value-type="string">
            <text:p text:style-name="Table_20_Contents">Allows us to decide what platforms to officially support and make packaging tools for easier deployment for our users.</text:p>
          </table:table-cell>
        </table:table-row>
        <table:table-row>
          <table:table-cell table:style-name="Table1.A2" office:value-type="string">
            <text:list xml:id="list1101126845" text:continue-numbering="true" text:style-name="L9">
              <text:list-item>
                <text:p text:style-name="P30">PHP version</text:p>
              </text:list-item>
            </text:list>
          </table:table-cell>
          <table:table-cell table:style-name="Table1.B2" office:value-type="string">
            <text:p text:style-name="Table_20_Contents">By knowing the common versions of PHP used, we can make logical decisions on <text:s/>what versions to test with and how long to support older releases for.</text:p>
          </table:table-cell>
        </table:table-row>
        <table:table-row>
          <table:table-cell table:style-name="Table1.A2" office:value-type="string">
            <text:list xml:id="list99965410" text:continue-numbering="true" text:style-name="L9">
              <text:list-item>
                <text:p text:style-name="P30">Subscription ID</text:p>
              </text:list-item>
            </text:list>
          </table:table-cell>
          <table:table-cell table:style-name="Table1.B2" office:value-type="string">
            <text:p text:style-name="Table_20_Contents">Used to differentiate between our paid and open source customers.</text:p>
          </table:table-cell>
        </table:table-row>
      </table:table>
      <text:p text:style-name="P5"/>
      <text:p text:style-name="P5"/>
      <text:p text:style-name="P5">In future, this feature will be extended to check for updates as well, to inform administrators when there is a new version of the software available (with security or bug fixes).</text:p>
      <text:p text:style-name="P5"/>
      <text:p text:style-name="P5">If you wish to disable the phone home feature, you can do so once installed, by logging in as an administrator, going to the control panel and then disabling the “PHONE_HOME” option (although it means a lot to us if you didn't).</text:p>
      <text:p text:style-name="P5"/>
      <text:p text:style-name="P5">If you have any concerns regarding this feature and Amberdms's commitment to privacy, please feel welcome to email <text:a xlink:type="simple" xlink:href="mailto:support@amberdms.com">support@amberdms.com</text:a> with any questions.</text:p>
      <text:h text:style-name="P33" text:outline-level="1">Installation Instructions</text:h>
      <text:p text:style-name="P12">Before beginning installation, please make sure you have satisfied all requirements as per “Section 2: Application Requirements” above.</text:p>
      <text:p text:style-name="P12"/>
      <text:p text:style-name="P12">These instructions assume the following:</text:p>
      <text:list xml:id="list387990979" text:style-name="L10">
        <text:list-item>
          <text:p text:style-name="P38">Application install path to /usr/share/amberdms/billing_system/</text:p>
        </text:list-item>
        <text:list-item>
          <text:p text:style-name="P38">Configuration install path to /etc/amberdms/billing_system/</text:p>
        </text:list-item>
      </text:list>
      <text:p text:style-name="Text_20_body"/>
      <text:p text:style-name="Text_20_body">It is possible to deploy to other locations, you just need to substitute the paths in the install instructions below to those you desire.</text:p>
      <text:p text:style-name="Text_20_body"/>
      <text:h text:style-name="Heading_20_2" text:outline-level="2">Download Tarball</text:h>
      <text:p text:style-name="Text_20_body">First download the latest source tarball from <text:a xlink:type="simple" xlink:href="http://www.amberdms.com/?cms=opensource_billing_download">http://www.amberdms.com/?cms=opensource_billing_download</text:a></text:p>
      <text:p text:style-name="Text_20_body"/>
      <text:p text:style-name="Text_20_body">Note that you do not need the extras tarball unless you are planning to do development work and want the sample code for integrating with the SOAP API or some of the beta tools.</text:p>
      <text:p text:style-name="Text_20_body"/>
      <text:p text:style-name="Text_20_body"/>
      <text:h text:style-name="Heading_20_2" text:outline-level="2">Application Installation</text:h>
      <text:p text:style-name="Text_20_body">First copy the download tarball to /tmp and unpack with:</text:p>
      <text:p text:style-name="Text_20_body">$ tar -xkjvf amberdms-bs-VERSION.tar.bz2</text:p>
      <text:p text:style-name="Text_20_body"/>
      <text:p text:style-name="Text_20_body">Create required directories</text:p>
      <text:p text:style-name="Text_20_body">$ mkdir -p /usr/share/amberdms</text:p>
      <text:p text:style-name="Text_20_body">$ mkdir -p /etc/amberdms/billing_system</text:p>
      <text:p text:style-name="Text_20_body"/>
      <text:p text:style-name="Text_20_body">Copy the tarball's unpacked directory:</text:p>
      <text:p text:style-name="Text_20_body">$ cp -vr amberdms-bs-VERSION /usr/share/amberdms/billing_system</text:p>
      <text:p text:style-name="Text_20_body"/>
      <text:p text:style-name="Text_20_body">Install template configuration file</text:p>
      <text:p text:style-name="Text_20_body">$ cp /usr/share/amberdms/billing_system/include/sample_config.php /etc/amberdms/billing_system/config.php</text:p>
      <text:p text:style-name="Text_20_body">$ ln -s <text:s/>/etc/amberdms/billing_system/config.php /usr/share/amberdms/billing_system/include/config-settings.php</text:p>
      <text:p text:style-name="Text_20_body"/>
      <text:p text:style-name="Text_20_body">Install cron file</text:p>
      <text:p text:style-name="Text_20_body">$ cp /usr/share/amberdms/billing_system/<text:span text:style-name="T2">help/resources/amberdms-bs-cron /etc/cron.d/amberdms-bs</text:span></text:p>
      <text:p text:style-name="P13"/>
      <text:p text:style-name="P13"/>
      <text:p text:style-name="P13">Set permissions – this is important, since we need to limit what users can read files such as configuration. The apache user can be named differently on some systems, typically Apache is run as either:</text:p>
      <text:list xml:id="list1181110903" text:style-name="L11">
        <text:list-item>
          <text:p text:style-name="P39">www-data (Debian and Ubuntu)</text:p>
        </text:list-item>
        <text:list-item>
          <text:p text:style-name="P39">apache</text:p>
        </text:list-item>
        <text:list-item>
          <text:p text:style-name="P39">apache2</text:p>
        </text:list-item>
        <text:list-item>
          <text:p text:style-name="P39">httpd</text:p>
        </text:list-item>
      </text:list>
      <text:p text:style-name="P13"/>
      <text:p text:style-name="P13">If you are unsure, check the User settings in the Apache configuration files. For these instructions we assume “apache” for the webserver and “cron” for the cron daemon.</text:p>
      <text:p text:style-name="P13"/>
      <text:p text:style-name="P13">$ chown -R root:apache /etc/amberdms/billing_system</text:p>
      <text:p text:style-name="P13">$ chmod -R 750 /etc/amberdms/billing_system</text:p>
      <text:p text:style-name="P13">$ chmod -R 644 /etc/cron.d/amberdms-bs</text:p>
      <text:p text:style-name="P13">$ chmod -R 755 /usr/share/amberdms/billing_system</text:p>
      <text:p text:style-name="P13"/>
      <text:p text:style-name="P13">This completes installation of the application files, now move onto the database installation.</text:p>
      <text:p text:style-name="P13"/>
      <text:p text:style-name="P13"><text:soft-page-break/></text:p>
      <text:p text:style-name="P13"/>
      <text:p text:style-name="P13"/>
      <text:h text:style-name="Heading_20_2" text:outline-level="2">Database Installation</text:h>
      <text:p text:style-name="Text_20_body">Database installation can be done in one of two ways – either via the automated utility (recommended) or manually by importing the right schema file.</text:p>
      <text:p text:style-name="Text_20_body"/>
      <text:p text:style-name="P7">Before installing the ABS database, if you have only just installed <text:s/>MySQL, you should set a root password for security. To configure a root password, run the following commands:</text:p>
      <text:p text:style-name="P7"/>
      <text:p text:style-name="P7"><text:span text:style-name="Source_20_Text">$ /usr/bin/mysqladmin -u root password 'NEWPASSWORD' -p </text:span></text:p>
      <text:p text:style-name="P7"><text:span text:style-name="Source_20_Text">$ /usr/bin/mysqladmin -u root -h $HOSTNAME password 'NEWPASSWORD'</text:span></text:p>
      <text:p text:style-name="P7"><text:span text:style-name="Source_20_Text"/></text:p>
      <text:h text:style-name="Heading_20_3" text:outline-level="3">Automated Utility</text:h>
      <text:p text:style-name="Text_20_Body_20_Level_20_2">Amberdms has developed a utility which will import a template database, <text:s/>create a MySQL user account for the DB only and automatically writes the configuration file for the user.</text:p>
      <text:p text:style-name="Text_20_Body_20_Level_20_2"/>
      <text:p text:style-name="P18">Please note: this tool is dependant on the default paths for the install of ABS, if you are installing to a custom path location, you should follow the manual DB instructions.</text:p>
      <text:p text:style-name="P17"/>
      <text:p text:style-name="P19">To <text:s/>run the installation tool, execute:</text:p>
      <text:p text:style-name="Text_20_Body_20_Level_20_2"/>
      <text:p text:style-name="Text_20_Body_20_Level_20_2"><text:span text:style-name="Source_20_Text">$ cd /usr/share/amberdms/billing_system/help/resources/; ./autoinstall.pl </text:span></text:p>
      <text:p text:style-name="P5"><text:span text:style-name="Source_20_Text"/></text:p>
      <text:p text:style-name="Text_20_Body_20_Level_20_2">If you experience any problems, follow through with the manual install steps below instead.</text:p>
      <text:p text:style-name="Text_20_Body_20_Level_20_2"/>
      <text:p text:style-name="Text_20_Body_20_Level_20_2"/>
      <text:h text:style-name="Heading_20_3" text:outline-level="3">Manual Installation</text:h>
      <text:p text:style-name="Text_20_Body_20_Level_20_2">The Amberdms Billing System database can be imported manually by following these steps:</text:p>
      <text:p text:style-name="Text_20_Body_20_Level_20_2"/>
      <text:list xml:id="list1198474843" text:style-name="L12">
        <text:list-item>
          <text:p text:style-name="P31">Locate the latest version of /usr/share/amberdms/billing_system/help/schmea/version_*_install.sql</text:p>
          <text:p text:style-name="P31"/>
        </text:list-item>
        <text:list-item>
          <text:p text:style-name="P31">Import with:</text:p>
          <text:p text:style-name="P31">$ mysql -u root -p &lt; /usr/share/amberdms/billing_system/help/schmea/version_LATESTDATE_install.sql</text:p>
          <text:p text:style-name="P31"/>
        </text:list-item>
        <text:list-item>
          <text:p text:style-name="P31">Create a MySQL user acount for the billing system only:</text:p>
        </text:list-item>
      </text:list>
      <text:p text:style-name="P21"/>
      <text:p text:style-name="P21"><text:tab/>$ mysql -u root -p</text:p>
      <text:p text:style-name="P21"/>
      <text:list xml:id="list1990642817" text:continue-numbering="true" text:style-name="L12">
        <text:list-header>
          <text:p text:style-name="P31">GRANT USAGE ON * . * TO 'billing_system@'%' IDENTIFIED BY 'passwordgoeshere' WITH MAX_QUERIES_PER_HOUR 0 MAX_CONNECTIONS_PER_HOUR 0 MAX_UPDATES_PER_HOUR 0 ;</text:p>
          <text:p text:style-name="P31"/>
          <text:p text:style-name="P31">GRANT SELECT , INSERT , UPDATE , DELETE , CREATE , DROP , INDEX , ALTER , CREATE TEMPORARY TABLES, LOCK TABLES ON `billing_system` . * TO 'billing_system'\@'%';\n"; </text:p>
          <text:p text:style-name="P31"/>
          <text:p text:style-name="P31">\q</text:p>
          <text:p text:style-name="P31"/>
        </text:list-header>
        <text:list-item>
          <text:p text:style-name="P31">Update the configuration file in /etc/amberdms/billing_system/config.php with the correct DB name and user settings.</text:p>
        </text:list-item>
      </text:list>
      <text:p text:style-name="P5"/>
      <text:p text:style-name="P5"/>
      <text:h text:style-name="Heading_20_2" text:outline-level="2"><text:soft-page-break/>Apache Configuration</text:h>
      <text:p text:style-name="P11">After following steps above, the main application configuration file will have been written with the correct MySQL database configuration.</text:p>
      <text:p text:style-name="P11"/>
      <text:p text:style-name="P11">The remaining step is to create an apache configuration file – the exact location will vary depending on the structure of the apache configuration, but look for conf.d/ or some other module configuration directory.</text:p>
      <text:p text:style-name="P11"/>
      <text:p text:style-name="P11">Create a configuration file with:</text:p>
      <text:p text:style-name="P11">cat &gt; amberdms-bs.conf &lt;&lt; "EOF"</text:p>
      <text:p text:style-name="P11"># </text:p>
      <text:p text:style-name="P11"># Amberdms Billing System is an open source accounting, service billing and time keeping web application. </text:p>
      <text:p text:style-name="P11"># </text:p>
      <text:p text:style-name="P11">Alias /billing_system /usr/share/amberdms/billing_system </text:p>
      <text:p text:style-name="P11"/>
      <text:p text:style-name="P11">&lt;Location /billing_system&gt; </text:p>
      <text:p text:style-name="P11"><text:tab/>Order deny,allow </text:p>
      <text:p text:style-name="P11"><text:tab/>Allow from all </text:p>
      <text:p text:style-name="P11"><text:tab/>AllowOverride all </text:p>
      <text:p text:style-name="P11">&lt;/Location&gt; </text:p>
      <text:p text:style-name="P5">EOF</text:p>
      <text:p text:style-name="P5"/>
      <text:p text:style-name="P5">Then reload apache with:</text:p>
      <text:p text:style-name="P5">$ apachectl -k restart</text:p>
      <text:p text:style-name="P5"/>
      <text:p text:style-name="P5"/>
      <text:h text:style-name="Heading_20_2" text:outline-level="2">SELinux (optional)</text:h>
      <text:p text:style-name="Text_20_body">If your operating system runs SELinux, you need to either disable SELinux or update your policies to permit correct operation of ABS. Typically SELinux will break pdflatex PDF generation and database backup/exports.</text:p>
      <text:p text:style-name="Text_20_body"/>
      <text:h text:style-name="Heading_20_3" text:outline-level="3">Disabling SELinux</text:h>
      <text:p text:style-name="Text_20_Body_20_Level_20_2">You can disable SELinux by running:</text:p>
      <text:p text:style-name="Text_20_Body_20_Level_20_2">$ setenforce permissive</text:p>
      <text:p text:style-name="Text_20_Body_20_Level_20_2"/>
      <text:p text:style-name="Text_20_Body_20_Level_20_2">And then update /etc/selinux/config and changing the policy from “Targetted” to “Enforcing” to make the change permanently.</text:p>
      <text:p text:style-name="Text_20_Body_20_Level_20_2"/>
      <text:h text:style-name="Heading_20_3" text:outline-level="3">Writing SELinux Policies</text:h>
      <text:p text:style-name="Text_20_Body_20_Level_20_2">Writing SELinux policies requires solid understanding of how SELinux works, but modern distributions do make it easier. </text:p>
      <text:p text:style-name="Text_20_Body_20_Level_20_2"/>
      <text:p text:style-name="Text_20_Body_20_Level_20_2">In short, you need to:</text:p>
      <text:list xml:id="list777407979" text:style-name="L13">
        <text:list-item>
          <text:p text:style-name="P32">Switch SELinux to permisive mode</text:p>
        </text:list-item>
        <text:list-item>
          <text:p text:style-name="P32">Run all the features that SELinux is breaking, to capture audit log information.</text:p>
        </text:list-item>
        <text:list-item>
          <text:p text:style-name="P32">Run audit2allow to generate policy.</text:p>
        </text:list-item>
        <text:list-item>
          <text:p text:style-name="P32">Compile that policy into a module for loading or include into the system base policy.</text:p>
        </text:list-item>
      </text:list>
      <text:p text:style-name="P21"/>
      <text:p text:style-name="P22">The exact steps will differ depending on your platform, a good resource for information on writing SELinux policies, see the CentOS 5 manual at <text:a xlink:type="simple" xlink:href="http://www.centos.org/docs/5/html/Deployment_Guide-en-US/sec-sel-building-policy-module.html">http://www.centos.org/docs/5/html/Deployment_Guide-en-US/sec-sel-building-policy-module.html</text:a></text:p>
      <text:p text:style-name="Text_20_Body_20_Level_20_2"/>
      <text:p text:style-name="Text_20_body"/>
      <text:h text:style-name="Heading_20_2" text:outline-level="2">Access the Billing System</text:h>
      <text:p text:style-name="P5">The Amberdms Billing System is now installed – to begin using it, use your web browser to access:</text:p>
      <text:p text:style-name="P5"><text:soft-page-break/><text:a xlink:type="simple" xlink:href="https://yourserver/billing_system/">https://example.com/billing_system</text:a></text:p>
      <text:p text:style-name="P5"/>
      <text:p text:style-name="P7">(where example.com is the hostname of your server)</text:p>
      <text:p text:style-name="P5"/>
      <text:p text:style-name="P5">The default login account is:</text:p>
      <text:p text:style-name="P5">Username:<text:tab/>setup</text:p>
      <text:p text:style-name="P5">Password:<text:tab/>setup123</text:p>
      <text:p text:style-name="P5"/>
      <text:p text:style-name="P5">Once logged in, you can change your password using the options page.</text:p>
      <text:p text:style-name="P5"/>
      <text:p text:style-name="P6">For further information, including information on configuring program options, please read the Amberdms Billing System User Guide.</text:p>
      <text:p text:style-name="P6"/>
      <text:h text:style-name="Heading_20_1" text:outline-level="1">Upgrade Instructions</text:h>
      <text:p text:style-name="Text_20_body">Upgrading the Amberdms Billing System is reasonably straight forwards, replace the application files with the latest release, run the MySQL DB update script and all done.</text:p>
      <text:p text:style-name="Text_20_body"/>
      <text:p text:style-name="Text_20_body">You can skip any number of versions when upgrading and the schema update script will handle that correctly.</text:p>
      <text:p text:style-name="Text_20_body"/>
      <text:p text:style-name="P12">Before beginning the upgrade, please make sure you have satisfied all requirements as per “Section 2: Application Requirements” above, the dependencies can sometimes change between releases.</text:p>
      <text:p text:style-name="P12"/>
      <text:p text:style-name="P12">These instructions assume the following:</text:p>
      <text:list xml:id="list727503889" text:continue-list="list387990979" text:style-name="L10">
        <text:list-item>
          <text:p text:style-name="P38">Application install path to /usr/share/amberdms/billing_system/</text:p>
        </text:list-item>
        <text:list-item>
          <text:p text:style-name="P38">Configuration install path to /etc/amberdms/billing_system/</text:p>
        </text:list-item>
      </text:list>
      <text:p text:style-name="Text_20_body"/>
      <text:p text:style-name="Text_20_body">It is possible to deploy to other locations, you just need to substitute the paths in the install instructions below to those you desire.</text:p>
      <text:p text:style-name="Text_20_body"/>
      <text:p text:style-name="Text_20_body"/>
      <text:h text:style-name="Heading_20_2" text:outline-level="2">Backing up the database</text:h>
      <text:p text:style-name="Text_20_body">Before doing anything, first backup the database. You can do this using the CLI mysqldump tools, or b<text:span text:style-name="Source_20_Text"><text:span text:style-name="T3">y logging into the Amberdms Billing System as an administrator and going Admin -&gt; Database Backup.</text:span></text:span></text:p>
      <text:p text:style-name="Text_20_body"><text:span text:style-name="Source_20_Text"><text:span text:style-name="T4"/></text:span></text:p>
      <text:p text:style-name="Text_20_body"/>
      <text:h text:style-name="Heading_20_2" text:outline-level="2">Upgrading the applications</text:h>
      <text:p text:style-name="Text_20_body">Upgrading the application involves replacing the source with the new version, in the same way as the initial install.</text:p>
      <text:p text:style-name="Text_20_body"/>
      <text:p text:style-name="Text_20_body">First copy the download tarball to /tmp and unpack with:</text:p>
      <text:p text:style-name="Text_20_body">$ tar -xkjvf amberdms-bs-VERSION.tar.bz2</text:p>
      <text:p text:style-name="Text_20_body"/>
      <text:p text:style-name="Text_20_body">Remove the existing version:</text:p>
      <text:p text:style-name="Text_20_body">$ rm -rf /usr/share/amberdms/billing_system</text:p>
      <text:p text:style-name="Text_20_body"/>
      <text:p text:style-name="Text_20_body">Copy the new version from the unpacked tarball</text:p>
      <text:p text:style-name="Text_20_body">$ cp -vr amberdms-bs-VERSION /usr/share/amberdms/billing_system</text:p>
      <text:p text:style-name="Text_20_body"/>
      <text:p text:style-name="Text_20_body">Create symlink for configuration file</text:p>
      <text:p text:style-name="Text_20_body">$ ln -s <text:s/>/etc/amberdms/billing_system/config.php /usr/share/amberdms/billing_system/include/config-settings.php</text:p>
      <text:p text:style-name="Text_20_body"/>
      <text:p text:style-name="Text_20_body">Install new cron file</text:p>
      <text:p text:style-name="Text_20_body">$ cp /usr/share/amberdms/billing_system/<text:span text:style-name="T2">help/resources/amberdms-bs-cron /etc/cron.d/amberdms-bs</text:span></text:p>
      <text:p text:style-name="P13"/>
      <text:p text:style-name="P13"/>
      <text:p text:style-name="P13">Set permissions – this is important, since we need to limit what users can read files such as configuration. The apache user can be named differently on some systems, typically Apache is run as either:</text:p>
      <text:list xml:id="list1964686321" text:continue-list="list1181110903" text:style-name="L11">
        <text:list-item>
          <text:p text:style-name="P39">www-data (Debian and Ubuntu)</text:p>
        </text:list-item>
        <text:list-item>
          <text:p text:style-name="P39">apache</text:p>
        </text:list-item>
        <text:list-item>
          <text:p text:style-name="P39">apache2</text:p>
        </text:list-item>
        <text:list-item>
          <text:p text:style-name="P39">httpd</text:p>
        </text:list-item>
      </text:list>
      <text:p text:style-name="P13"/>
      <text:p text:style-name="P13">If you are unsure, check the User settings in the Apache configuration files. For these instructions we assume “apache” for the webserver and “cron” for the cron daemon.</text:p>
      <text:p text:style-name="P13"/>
      <text:p text:style-name="P13">$ chown -R root:apache /etc/amberdms/billing_system</text:p>
      <text:p text:style-name="P13">$ chmod -R 750 /etc/amberdms/billing_system</text:p>
      <text:p text:style-name="P13">$ chmod -R 644 /etc/cron.d/amberdms-bs</text:p>
      <text:p text:style-name="P13"><text:soft-page-break/>$ chmod -R 755 /usr/share/amberdms/billing_system</text:p>
      <text:p text:style-name="P13"/>
      <text:p text:style-name="P13">This completes the upgrade of the application files, now move onto the database installation in the following section.</text:p>
      <text:p text:style-name="P13"/>
      <text:h text:style-name="Heading_20_2" text:outline-level="2">Upgrading the database</text:h>
      <text:p text:style-name="Standard"><text:span text:style-name="Source_20_Text"><text:span text:style-name="T3">To upgrade the database, an easy to use script has been provided, which reads the settings in your configuration file, checks the current schema version of the database and then applies all the database configuration changes that are required.</text:span></text:span></text:p>
      <text:p text:style-name="Standard"><text:span text:style-name="Source_20_Text"><text:span text:style-name="T3"/></text:span></text:p>
      <text:p text:style-name="Standard"><text:span text:style-name="Source_20_Text"><text:span text:style-name="T3">$ cd /usr/share/amberdms/billing_system/</text:span></text:span></text:p>
      <text:p text:style-name="Standard"><text:span text:style-name="Source_20_Text"><text:span text:style-name="T3">$ help/resources/schema_update.pl -s help/schema/ -c /etc/amberdms/billing_system/config.php -v</text:span></text:span></text:p>
      <text:p text:style-name="Standard"><text:span text:style-name="Source_20_Text"><text:span text:style-name="T3"/></text:span></text:p>
      <text:p text:style-name="Standard"><text:span text:style-name="Source_20_Text"><text:span text:style-name="T3">The key options are:</text:span></text:span></text:p>
      <text:p text:style-name="Standard"><text:span text:style-name="Source_20_Text"><text:span text:style-name="T3">-s<text:tab/>Location of the help/schema/ directory.</text:span></text:span></text:p>
      <text:p text:style-name="Standard"><text:span text:style-name="Source_20_Text"><text:span text:style-name="T3">-c<text:tab/>Location of the configuration file.</text:span></text:span></text:p>
      <text:p text:style-name="Standard"><text:span text:style-name="Source_20_Text"><text:span text:style-name="T3">-v<text:tab/>Verbose – details the actions taken.</text:span></text:span></text:p>
      <text:p text:style-name="Standard"><text:span text:style-name="Source_20_Text"><text:span text:style-name="T3"/></text:span></text:p>
      <text:p text:style-name="Standard"><text:span text:style-name="Source_20_Text"><text:span text:style-name="T3">Once the SQL upgrade has been completed, you will be able to login to the billing system. If the upgrade is unsuccessful, users will be unable to login to prevent unexpected behaviour of the billing syste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0cm" fo:margin-right="0cm" fo:margin-top="0cm" fo:margin-bottom="0cm" fo:line-height="100%" fo:text-indent="0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_20_Level_20_2" style:default-outline-level="3" style:class="text">
      <style:paragraph-properties fo:margin="100%" fo:margin-left="1.251cm" fo:margin-right="0cm" fo:text-indent="0cm" style:auto-text-indent="false" style:shadow="none">
        <style:tab-stops/>
      </style:paragraph-properties>
      <style:text-properties fo:text-transform="uppercase" style:font-name="Nimbus Sans L" fo:font-size="10.5pt" fo:font-weight="bold" style:font-size-asian="10.5pt" style:font-weight-asian="bold" style:font-size-complex="10.5pt" style:font-weight-complex="bold"/>
    </style:style>
    <style:style style:name="Heading_20_4" style:display-name="Heading 4" style:family="paragraph" style:parent-style-name="Heading" style:next-style-name="Text_20_Body_20_Level_20_2" style:default-outline-level="4" style:class="text">
      <style:paragraph-properties fo:margin="100%" fo:margin-left="1.251cm" fo:margin-right="0cm"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text-properties fo:font-size="10pt"/>
    </style:style>
    <style:style style:name="Text_20_Body_20_Level_20_2" style:display-name="Text Body Level 2" style:family="paragraph" style:parent-style-name="Text_20_body" style:class="text">
      <style:paragraph-properties fo:margin="100%" fo:margin-left="1.251cm" fo:margin-right="0cm" fo:text-indent="0cm" style:auto-text-indent="false">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049cm"/>
      </text:list-level-style-number>
      <text:list-level-style-number text:level="2" text:style-name="Numbering_20_Symbols" style:num-prefix=" " style:num-suffix=" " style:num-format="1" text:display-levels="2">
        <style:list-level-properties text:space-before="0.501cm" text:min-label-width="0.499cm" text:min-label-distance="0.049cm"/>
      </text:list-level-style-number>
      <text:list-level-style-number text:level="3" text:style-name="Numbering_20_Symbols" style:num-prefix=" " style:num-suffix=" " style:num-format="1" text:display-levels="3">
        <style:list-level-properties text:space-before="1cm" text:min-label-width="0.499cm" text:min-label-distance="0.04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8pt" style:font-size-asian="8pt" style:font-size-complex="8pt"/>
    </style:style>
    <style:style style:name="MP2" style:family="paragraph">
      <style:paragraph-properties fo:text-align="center"/>
    </style:style>
    <style:style style:name="MP3" style:family="paragraph" style:parent-style-name="Footer">
      <style:text-properties fo:color="#808080" fo:font-size="8pt" style:font-size-asian="8pt" style:font-size-complex="8pt"/>
    </style:style>
    <style:style style:name="M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10">
      <number:year number:style="long"/>
    </number:date-style>
  </office:automatic-styles>
  <office:master-styles>
    <style:master-page style:name="Standard" style:page-layout-name="Mpm1">
      <style:header>
        <text:p text:style-name="MP1"><draw:line text:anchor-type="paragraph" draw:z-index="23" draw:style-name="Mgr1" draw:text-style-name="MP2" svg:x1="-0.025cm" svg:y1="0.656cm" svg:x2="19.039cm" svg:y2="0.656cm"><text:p/></draw:line><text:title>ABS Manual Installation Guide</text:title></text:p>
      </style:header>
      <style:footer>
        <text:p text:style-name="MP3"><draw:line text:anchor-type="paragraph" draw:z-index="11" draw:style-name="Mgr1" draw:text-style-name="MP2" svg:x1="0.056cm" svg:y1="-0.138cm" svg:x2="19.092cm" svg:y2="-0.138cm"><text:p/></draw:line>© Copyright <text:date style:data-style-name="N110" text:date-value="2013-06-10T00:22:47">2013</text:date> Amberdms Ltd<text:tab/><text:tab/><text:tab/>Page <text:page-number text:select-page="current">13</text:page-number>/<text:page-count>13</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ABS Manual Installation Guide</dc:title>
    <dc:description>This document includes all the information required to install, upgrade and configure the Amberdms Billing System manually on non-offically supported platforms.

If you are a user of RHEL, CentOS, Debian or Ubuntu, you should instead refer to our supported platforms installation guide since the install path is considerably easier.</dc:description>
    <meta:initial-creator>Jethro Carr</meta:initial-creator>
    <meta:creation-date>2007-08-05T12:25:50</meta:creation-date>
    <dc:creator>Jethro Carr</dc:creator>
    <dc:date>2013-06-10T00:22:47</dc:date>
    <meta:printed-by>Jethro Carr</meta:printed-by>
    <meta:print-date>2008-09-22T11:12:25</meta:print-date>
    <dc:language>en-GB</dc:language>
    <meta:editing-cycles>127</meta:editing-cycles>
    <meta:editing-duration>P6DT19H20M38S</meta:editing-duration>
    <meta:document-statistic meta:table-count="1" meta:image-count="2" meta:object-count="0" meta:page-count="13" meta:paragraph-count="268" meta:word-count="2826" meta:character-count="17304" meta:non-whitespace-character-count="16256"/>
    <meta:user-defined meta:name="Info 1"/>
    <meta:user-defined meta:name="Info 2"/>
    <meta:user-defined meta:name="Info 3"/>
    <meta:user-defined meta:name="Info 4"/>
  </office:meta>
</office:document-meta>
</file>